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444444" style:text-line-through-style="none" style:text-line-through-type="none" style:font-name="sans-serif" fo:font-size="11.25pt" fo:letter-spacing="-0.026cm" fo:font-style="normal" style:text-underline-style="none" fo:font-weight="bold" style:text-blinking="false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444444" style:text-line-through-style="none" style:text-line-through-type="none" style:font-name="sans-serif" fo:font-size="11.25pt" fo:letter-spacing="-0.026cm" fo:font-style="normal" style:text-underline-style="none" fo:font-weight="bold" officeooo:paragraph-rsid="001d99e6" style:text-blinking="false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style:font-size-asian="16pt" style:font-size-complex="16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0ffb1a" style:font-size-asian="16pt" style:font-size-complex="16p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14ba2e" style:font-size-asian="16pt" style:font-size-complex="16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1d99e6" style:font-size-asian="16pt" style:font-size-complex="16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style:font-size-asian="16pt" style:font-size-complex="16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1d99e6" style:font-size-asian="16pt" style:font-size-complex="16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officeooo:paragraph-rsid="001dc439" style:font-size-asian="16pt" style:font-size-complex="16pt"/>
    </style:style>
    <style:style style:name="P10" style:family="paragraph" style:parent-style-name="Heading_20_1" style:master-page-name="Standard">
      <style:paragraph-properties fo:line-height="100%" fo:text-align="center" style:justify-single-word="false" style:page-number="auto"/>
      <style:text-properties fo:font-variant="normal" fo:text-transform="none" fo:color="#ff6600" style:font-name="Arial" fo:font-size="18.75pt" fo:letter-spacing="-0.026cm" fo:font-style="normal" fo:font-weight="bold" officeooo:rsid="000ef46d" officeooo:paragraph-rsid="000ef4d7" style:font-size-asian="12pt" style:font-weight-asian="normal" style:font-size-complex="12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3pt" officeooo:rsid="000ffb1a" style:font-size-asian="13pt" style:font-size-complex="13pt"/>
    </style:style>
    <style:style style:name="T3" style:family="text">
      <style:text-properties style:use-window-font-color="true" fo:font-size="20pt" fo:font-weight="normal" officeooo:rsid="000ffb1a" fo:background-color="#ffffff" loext:char-shading-value="0" style:font-size-asian="20pt" style:font-size-complex="20pt"/>
    </style:style>
    <style:style style:name="T4" style:family="text">
      <style:text-properties style:use-window-font-color="true" fo:font-size="20pt" fo:font-weight="normal" officeooo:rsid="00140454" fo:background-color="#ffffff" loext:char-shading-value="0" style:font-size-asian="20pt" style:font-size-complex="20pt"/>
    </style:style>
    <style:style style:name="T5" style:family="text">
      <style:text-properties style:use-window-font-color="true" fo:font-size="10pt" fo:font-weight="normal" officeooo:rsid="000ffb1a" style:font-size-asian="10pt" style:font-size-complex="10pt"/>
    </style:style>
    <style:style style:name="T6" style:family="text">
      <style:text-properties style:use-window-font-color="true" fo:font-size="24pt" fo:font-weight="normal" style:font-size-asian="24pt" style:font-size-complex="24pt"/>
    </style:style>
    <style:style style:name="T7" style:family="text">
      <style:text-properties fo:font-size="10pt" fo:letter-spacing="-0.026cm" officeooo:rsid="000ffb1a" style:font-size-asian="10pt" style:font-weight-asian="normal" style:font-size-complex="10pt" style:font-weight-complex="normal"/>
    </style:style>
    <style:style style:name="T8" style:family="text">
      <style:text-properties loext:padding="0cm" loext:border="none"/>
    </style:style>
    <style:style style:name="T9" style:family="text">
      <style:text-properties fo:font-size="24pt" fo:letter-spacing="-0.026cm" officeooo:rsid="000ef46d" style:font-size-asian="24pt" style:font-weight-asian="normal" style:font-size-complex="24pt" style:font-weight-complex="normal"/>
    </style:style>
    <style:style style:name="T10" style:family="text">
      <style:text-properties fo:font-size="18.75pt" fo:letter-spacing="-0.026cm" fo:font-weight="bold" officeooo:rsid="000ef46d" style:font-size-asian="12pt" style:font-weight-asian="normal" style:font-size-complex="12pt" style:font-weight-complex="normal"/>
    </style:style>
    <style:style style:name="T11" style:family="text">
      <style:text-properties fo:font-size="13pt" fo:letter-spacing="-0.026cm" fo:font-weight="bold" officeooo:rsid="000ffb1a" style:font-size-asian="13pt" style:font-weight-asian="normal" style:font-size-complex="13pt" style:font-weight-complex="normal"/>
    </style:style>
    <style:style style:name="T12" style:family="text">
      <style:text-properties fo:font-size="20pt" fo:letter-spacing="-0.026cm" officeooo:rsid="000ffb1a" fo:background-color="#ffffff" loext:char-shading-value="0" style:font-size-asian="20pt" style:font-weight-asian="normal" style:font-size-complex="20pt" style:font-weight-complex="normal"/>
    </style:style>
    <style:style style:name="T13" style:family="text">
      <style:text-properties fo:font-size="20pt" fo:letter-spacing="-0.026cm" officeooo:rsid="00140454" fo:background-color="#ffffff" loext:char-shading-value="0" style:font-size-asian="20pt" style:font-weight-asian="normal" style:font-size-complex="20pt" style:font-weight-complex="normal"/>
    </style:style>
    <style:style style:name="T14" style:family="text">
      <style:text-properties fo:font-size="10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4.314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457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Além Das Possibilidades</text:span><text:span text:style-name="T1"><text:tab/><text:tab/></text:span><text:span text:style-name="T5">Jairo Bonfin</text:span><text:span text:style-name="T2"> </text:span><text:span text:style-name="T3">[ </text:span><text:span text:style-name="T4">44 </text:span><text:span text:style-name="T3">]</text:span></text:p>
      <text:p text:style-name="P1"/>
      <text:p text:style-name="P4">Não é tempo de olhar pra trás<text:line-break/>Não é tempo de murmuração<text:line-break/>De apontar o dedo pra moisés<text:line-break/>E dizer: "nos trouxe até aqui só pra morrer!"<text:line-break/></text:p>
      <text:p text:style-name="P5">*** Mas é tempo de olhar pra Deus<text:line-break/>De olhar além das possibilidades<text:line-break/>Caminhar dentro do fogo e não se queimar<text:line-break/>Ver caminhos se formar em meio ao mar<text:line-break/>É tempo de cantar</text:p>
      <text:p text:style-name="P5"><draw:custom-shape text:anchor-type="paragraph" draw:z-index="0" draw:style-name="gr1" draw:text-style-name="P11" svg:width="0.398cm" svg:height="4.313cm" svg:x="11.811cm" svg:y="0.44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<draw:frame text:anchor-type="paragraph" draw:z-index="2" draw:style-name="gr3" draw:text-style-name="P13" svg:width="1.059cm" svg:height="2.437cm" svg:x="12.391cm" svg:y="0.741cm"><draw:text-box><text:p text:style-name="P12"><text:span text:style-name="T14">2 X</text:span></text:p><text:p text:style-name="P12"><text:span text:style-name="T15">F</text:span></text:p><text:p text:style-name="P12"><text:span text:style-name="T15">I</text:span></text:p><text:p text:style-name="P12"><text:span text:style-name="T15">N</text:span></text:p><text:p text:style-name="P12"><text:span text:style-name="T15">A</text:span></text:p><text:p text:style-name="P12"><text:span text:style-name="T15">L</text:span></text:p></draw:text-box></draw:frame>Eu vou tocar no impossível<text:line-break/>Mover as montanhas<text:line-break/>Me alimentar em meio ao deserto vou<text:line-break/>Eu vou voar sobre os montes<text:line-break/>Com visão de águia<text:line-break/>Olhar além das possibilidades, vou</text:p>
      <text:p text:style-name="P3"><draw:custom-shape text:anchor-type="paragraph" draw:z-index="1" draw:style-name="gr2" draw:text-style-name="P11" svg:width="0.318cm" svg:height="1.456cm" svg:x="10.964cm" svg:y="0.6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<draw:frame text:anchor-type="paragraph" draw:z-index="3" draw:style-name="gr4" draw:text-style-name="P13" svg:width="1.059cm" svg:height="1.382cm" svg:x="11.333cm" svg:y="0.423cm"><draw:text-box><text:p text:style-name="P12"><text:span text:style-name="T14">2 X</text:span></text:p></draw:text-box></draw:frame>Romper, fluir, como um rio<text:line-break/>Conquistar, visar, além do mar</text:p>
      <text:p text:style-name="P3"/>
      <text:p text:style-name="P9"><text:span text:style-name="T8">Eu vou tocar no impossível<text:line-break/>Mover as montanhas<text:line-break/>Me alimentar em meio ao deserto vou<text:line-break/>Eu vou voar sobre os montes<text:line-break/>Com visão de águia<text:line-break/>Olhar além das possibilidades, vou</text:span></text:p>
      <text:p text:style-name="P9"><text:span text:style-name="T9">Além Das Possibilidades</text:span><text:span text:style-name="T10"><text:tab/><text:tab/></text:span><text:span text:style-name="T7">Jairo Bonfin</text:span><text:span text:style-name="T11"> </text:span><text:span text:style-name="T12">[ </text:span><text:span text:style-name="T13">44 </text:span><text:span text:style-name="T12">]</text:span></text:p>
      <text:p text:style-name="P2"/>
      <text:p text:style-name="P6">Não é tempo de olhar pra trás<text:line-break/>Não é tempo de murmuração<text:line-break/>De apontar o dedo pra moisés<text:line-break/>E dizer: "nos trouxe até aqui só pra morrer!"<text:line-break/></text:p>
      <text:p text:style-name="P6">*** Mas é tempo de olhar pra Deus<text:line-break/>De olhar além das possibilidades<text:line-break/>Caminhar dentro do fogo e não se queimar<text:line-break/>Ver caminhos se formar em meio ao mar<text:line-break/>É tempo de cantar</text:p>
      <text:p text:style-name="P6"><draw:custom-shape text:anchor-type="paragraph" draw:z-index="4" draw:style-name="gr1" draw:text-style-name="P11" svg:width="0.398cm" svg:height="4.313cm" svg:x="11.811cm" svg:y="0.44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<draw:frame text:anchor-type="paragraph" draw:z-index="6" draw:style-name="gr3" draw:text-style-name="P13" svg:width="1.059cm" svg:height="2.437cm" svg:x="12.391cm" svg:y="0.741cm"><draw:text-box><text:p text:style-name="P12"><text:span text:style-name="T14">2 X</text:span></text:p><text:p text:style-name="P12"><text:span text:style-name="T15">F</text:span></text:p><text:p text:style-name="P12"><text:span text:style-name="T15">I</text:span></text:p><text:p text:style-name="P12"><text:span text:style-name="T15">N</text:span></text:p><text:p text:style-name="P12"><text:span text:style-name="T15">A</text:span></text:p><text:p text:style-name="P12"><text:span text:style-name="T15">L</text:span></text:p></draw:text-box></draw:frame>Eu vou tocar no impossível<text:line-break/>Mover as montanhas<text:line-break/>Me alimentar em meio ao deserto vou<text:line-break/>Eu vou voar sobre os montes<text:line-break/>Com visão de águia<text:line-break/>Olhar além das possibilidades, vou</text:p>
      <text:p text:style-name="P6"><draw:custom-shape text:anchor-type="paragraph" draw:z-index="5" draw:style-name="gr2" draw:text-style-name="P11" svg:width="0.318cm" svg:height="1.456cm" svg:x="10.964cm" svg:y="0.6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<draw:frame text:anchor-type="paragraph" draw:z-index="7" draw:style-name="gr4" draw:text-style-name="P13" svg:width="1.059cm" svg:height="1.382cm" svg:x="11.333cm" svg:y="0.423cm"><draw:text-box><text:p text:style-name="P12"><text:span text:style-name="T14">2 X</text:span></text:p></draw:text-box></draw:frame>Romper, fluir, como um rio<text:line-break/>Conquistar, visar, além do mar</text:p>
      <text:p text:style-name="P6"/>
      <text:p text:style-name="P6">Eu vou tocar no impossível<text:line-break/>Mover as montanhas<text:line-break/>Me alimentar em meio ao deserto vou<text:line-break/>Eu vou voar sobre os montes<text:line-break/>Com visão de águia<text:line-break/>Olhar além das possibilidades, v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02T14:20:47.570033488</dc:date>
    <meta:editing-cycles>21</meta:editing-cycles>
    <meta:editing-duration>PT1H30M17S</meta:editing-duration>
    <meta:generator>LibreOffice/5.2.5.1$Linux_X86_64 LibreOffice_project/20m0$Build-1</meta:generator>
    <meta:document-statistic meta:table-count="0" meta:image-count="0" meta:object-count="0" meta:page-count="1" meta:paragraph-count="12" meta:word-count="276" meta:character-count="1442" meta:non-whitespace-character-count="1174"/>
  </office:meta>
</office:document-meta>
</file>